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c74" officeooo:paragraph-rsid="001f2c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ginihni</text:p>
      <text:p text:style-name="P1">ifgirg</text:p>
      <text:p text:style-name="P1">vfir fvf48484</text:p>
      <text:p text:style-name="P1">84</text:p>
      <text:p text:style-name="P1">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2:16:28.546615395</meta:creation-date>
    <dc:date>2021-10-24T12:17:18.750560429</dc:date>
    <meta:editing-duration>PT54S</meta:editing-duration>
    <meta:editing-cycles>1</meta:editing-cycles>
    <meta:document-statistic meta:table-count="0" meta:image-count="0" meta:object-count="0" meta:page-count="1" meta:paragraph-count="5" meta:word-count="6" meta:character-count="30" meta:non-whitespace-character-count="29"/>
    <meta:generator>LibreOffice/6.4.7.2$Linux_X86_64 LibreOffice_project/40$Build-2</meta:generator>
  </office:meta>
</office:document-meta>
</file>